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rsid="000d58ba" officeooo:paragraph-rsid="0008028f"/>
    </style:style>
    <style:style style:name="P2" style:family="paragraph" style:parent-style-name="Text_20_body">
      <style:paragraph-properties fo:text-align="center" style:justify-single-word="false"/>
      <style:text-properties officeooo:rsid="000d58ba" officeooo:paragraph-rsid="0008028f"/>
    </style:style>
    <style:style style:name="P3" style:family="paragraph" style:parent-style-name="Text_20_body">
      <style:paragraph-properties fo:margin-top="0.25cm" fo:margin-bottom="0.25cm" style:contextual-spacing="false" fo:text-align="center" style:justify-single-word="false"/>
      <style:text-properties style:text-position="0% 100%" fo:font-size="30pt" fo:font-weight="bold" officeooo:rsid="000ce7d7" officeooo:paragraph-rsid="0008028f" style:font-weight-asian="bold" style:font-weight-complex="bold"/>
    </style:style>
    <style:style style:name="P4" style:family="paragraph" style:parent-style-name="Text_20_body" style:master-page-name="First_20_Page">
      <style:paragraph-properties fo:margin-top="10.201cm" fo:margin-bottom="0.25cm" style:contextual-spacing="false" fo:text-align="center" style:justify-single-word="false" style:page-number="auto"/>
      <style:text-properties style:text-position="0% 100%" fo:font-size="30pt" fo:font-weight="bold" officeooo:rsid="0008028f" officeooo:paragraph-rsid="0008028f" style:font-weight-asian="bold" style:font-weight-complex="bold"/>
    </style:style>
    <style:style style:name="P5" style:family="paragraph" style:parent-style-name="Text_20_body">
      <style:text-properties officeooo:paragraph-rsid="0008028f"/>
    </style:style>
    <style:style style:name="P6" style:family="paragraph">
      <style:text-properties style:font-name="Liberation Sans Narrow" fo:font-size="1pt" style:font-name-asian="Liberation Sans Narrow1" style:font-name-complex="Liberation Sans Narrow1"/>
    </style:style>
    <style:style style:name="P7" style:family="paragraph">
      <loext:graphic-properties draw:fill="solid" draw:fill-color="#c0c0c0" draw:opacity="50%"/>
      <style:paragraph-properties style:writing-mode="lr-tb"/>
      <style:text-properties style:font-name="Liberation Sans Narrow" fo:font-size="1pt" style:font-name-asian="Liberation Sans Narrow1" style:font-name-complex="Liberation Sans Narrow1"/>
    </style:style>
    <style:style style:name="T1" style:family="text">
      <style:text-properties officeooo:rsid="00105173"/>
    </style:style>
    <style:style style:name="T2" style:family="text">
      <style:text-properties style:font-name="Liberation Sans Narrow" fo:font-size="1pt" style:font-name-asian="Liberation Sans Narrow1" style:font-name-complex="Liberation Sans Narrow1"/>
    </style:style>
    <style:style style:name="gr1" style:family="graphic">
      <style:graphic-properties draw:stroke="none" draw:fill="solid" draw:fill-color="#c0c0c0" draw:opacity="50%" draw:auto-grow-height="false" draw:auto-grow-width="false" fo:min-height="1.677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DR</text:p>
      <text:p text:style-name="P3">Xilinx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Por <text:a xlink:type="simple" xlink:href="mailto:ing_davidrubio@outlook.com" text:style-name="Internet_20_link" text:visited-style-name="Visited_20_Internet_20_Link">ing_davidrubio@outlook.com</text:a> <text:span text:style-name="T1">| </text:span><text:a xlink:type="simple" xlink:href="https://soceame.wordpress.com/" text:style-name="Internet_20_link" text:visited-style-name="Visited_20_Internet_20_Link"><text:span text:style-name="T1">Blog</text:span></text:a></text:p>
      <text:p text:style-name="P2"/>
      <text:p text:style-name="P1"><text:bookmark-start text:name="__RefHeading___Toc41_4267080456"/><text:soft-page-break/>Introducción<text:bookmark-end text:name="__RefHeading___Toc41_426708045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text-properties style:font-name="Liberation Sans Narrow" fo:font-size="1pt" style:font-name-asian="Liberation Sans Narrow1" style:font-name-complex="Liberation Sans Narrow1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 Narrow" fo:font-size="1pt" style:font-name-asian="Liberation Sans Narrow1" style:font-name-complex="Liberation Sans Narrow1"/>
    </style:style>
    <style:style style:name="MT1" style:family="text">
      <style:text-properties style:font-name="Liberation Sans Narrow" fo:font-size="1pt" style:font-name-asian="Liberation Sans Narrow1" style:font-name-complex="Liberation Sans Narrow1"/>
    </style:style>
    <style:style style:name="Mgr1" style:family="graphic">
      <style:graphic-properties draw:stroke="none" draw:fill="solid" draw:fill-color="#c0c0c0" draw:opacity="50%" draw:auto-grow-height="false" draw:auto-grow-width="false" fo:min-height="1.677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0" draw:name="PowerPlusWaterMarkObject" draw:style-name="Mgr1" draw:text-style-name="MP2" svg:width="16.999cm" svg:height="1.678cm" draw:transform="rotate (0.785398163397448) translate (1.89618055555556cm 18.0165416666667cm)"><text:p text:style-name="MP1"><text:span text:style-name="MT1">https://soceame.wordpress.co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22:42:58.451721521</meta:creation-date>
    <dc:date>2024-08-31T22:44:47.395113286</dc:date>
    <meta:editing-duration>PT1M49S</meta:editing-duration>
    <meta:editing-cycles>1</meta:editing-cycles>
    <meta:document-statistic meta:table-count="0" meta:image-count="0" meta:object-count="0" meta:page-count="2" meta:paragraph-count="4" meta:word-count="7" meta:character-count="58" meta:non-whitespace-character-count="55"/>
    <meta:generator>LibreOffice/24.2.4.2$Linux_X86_64 LibreOffice_project/420$Build-2</meta:generator>
  </office:meta>
</office:document-meta>
</file>